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94" svg:stroke-width="0.019cm" svg:stroke-color="#000000" draw:marker-start="" draw:marker-start-width="0.229cm" draw:marker-start-center="false" draw:marker-end="" draw:marker-end-width="0.229cm" draw:marker-end-center="false" draw:fill="solid" draw:fill-color="#ad429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90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91" svg:stroke-width="0.019cm" svg:stroke-color="#000000" draw:marker-start="" draw:marker-start-width="0.229cm" draw:marker-start-center="false" draw:marker-end="" draw:marker-end-width="0.229cm" draw:marker-end-center="false" draw:fill="solid" draw:fill-color="#b5e08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92" svg:stroke-width="0.019cm" svg:stroke-color="#000000" draw:marker-start="" draw:marker-start-width="0.229cm" draw:marker-start-center="false" draw:marker-end="" draw:marker-end-width="0.229cm" draw:marker-end-center="false" draw:fill="solid" draw:fill-color="#ffff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93" svg:stroke-width="0.019cm" svg:stroke-color="#000000" draw:marker-start="" draw:marker-start-width="0.33cm" draw:marker-start-center="false" draw:marker-end="" draw:marker-end-width="0.33cm" draw:marker-end-center="false" draw:fill="solid" draw:fill-color="#7dced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39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39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39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39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39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39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39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39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39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40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40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40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40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640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640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640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640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640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640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641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641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641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641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none" draw:stroke-dash="Dashed_20__28_var_29__20_96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1.843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98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none" draw:stroke-dash="Dashed_20__28_var_29__20_99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100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none" draw:stroke-dash="Dashed_20__28_var_29__20_101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a4348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502cm" svg:height="0.503cm" svg:x="7.434cm" svg:y="15.894cm">
            <text:p/>
          </draw:rect>
          <draw:polygon draw:style-name="gr2" draw:text-style-name="P2" draw:layer="layout" svg:width="1.499cm" svg:height="0.999cm" svg:x="6.935cm" svg:y="13.394cm" svg:viewBox="0 0 1500 1000" draw:points="0,0 1500,0 1500,1000 1000,1000 1000,500 0,500">
            <text:p/>
          </draw:polygon>
          <draw:polygon draw:style-name="gr3" draw:text-style-name="P3" draw:layer="layout" svg:width="1.499cm" svg:height="1.499cm" svg:x="8.435cm" svg:y="14.394cm" svg:viewBox="0 0 1500 1500" draw:points="0,500 500,500 500,0 1000,0 1000,500 1500,500 1500,1000 1000,1000 1000,1500 500,1500 500,1000 0,1000">
            <text:p/>
          </draw:polygon>
          <draw:polygon draw:style-name="gr4" draw:text-style-name="P4" draw:layer="layout" svg:width="1.499cm" svg:height="1.499cm" svg:x="10.435cm" svg:y="13.394cm" svg:viewBox="0 0 1500 1500" draw:points="0,0 500,0 500,500 1000,500 1000,1000 1500,1000 1500,1500 0,1500">
            <text:p/>
          </draw:polygon>
          <draw:polygon draw:style-name="gr5" draw:text-style-name="P5" draw:layer="layout" svg:width="1.999cm" svg:height="1.999cm" svg:x="12.435cm" svg:y="13.394cm" svg:viewBox="0 0 2000 2000" draw:points="0,500 500,500 500,0 1000,0 1000,500 2000,500 2000,1000 1000,1000 1000,1500 1500,1500 1500,2000 500,2000 500,1500 0,1500 0,1000">
            <text:p/>
          </draw:polygon>
          <draw:g>
            <draw:line draw:style-name="gr6" draw:text-style-name="P6" draw:layer="layout" svg:x1="6.935cm" svg:y1="13.394cm" svg:x2="6.935cm" svg:y2="16.394cm">
              <text:p/>
            </draw:line>
            <draw:line draw:style-name="gr7" draw:text-style-name="P6" draw:layer="layout" svg:x1="7.435cm" svg:y1="13.394cm" svg:x2="7.435cm" svg:y2="16.394cm">
              <text:p/>
            </draw:line>
            <draw:line draw:style-name="gr8" draw:text-style-name="P6" draw:layer="layout" svg:x1="7.935cm" svg:y1="13.394cm" svg:x2="7.935cm" svg:y2="16.394cm">
              <text:p/>
            </draw:line>
            <draw:line draw:style-name="gr9" draw:text-style-name="P6" draw:layer="layout" svg:x1="8.435cm" svg:y1="13.394cm" svg:x2="8.435cm" svg:y2="16.394cm">
              <text:p/>
            </draw:line>
            <draw:line draw:style-name="gr10" draw:text-style-name="P6" draw:layer="layout" svg:x1="8.935cm" svg:y1="13.394cm" svg:x2="8.935cm" svg:y2="16.394cm">
              <text:p/>
            </draw:line>
            <draw:line draw:style-name="gr11" draw:text-style-name="P6" draw:layer="layout" svg:x1="9.435cm" svg:y1="13.394cm" svg:x2="9.435cm" svg:y2="16.394cm">
              <text:p/>
            </draw:line>
            <draw:line draw:style-name="gr12" draw:text-style-name="P6" draw:layer="layout" svg:x1="9.935cm" svg:y1="13.394cm" svg:x2="9.935cm" svg:y2="16.394cm">
              <text:p/>
            </draw:line>
            <draw:line draw:style-name="gr13" draw:text-style-name="P6" draw:layer="layout" svg:x1="10.435cm" svg:y1="13.394cm" svg:x2="10.435cm" svg:y2="16.394cm">
              <text:p/>
            </draw:line>
            <draw:line draw:style-name="gr14" draw:text-style-name="P6" draw:layer="layout" svg:x1="10.935cm" svg:y1="13.394cm" svg:x2="10.935cm" svg:y2="16.394cm">
              <text:p/>
            </draw:line>
            <draw:line draw:style-name="gr15" draw:text-style-name="P6" draw:layer="layout" svg:x1="11.435cm" svg:y1="13.394cm" svg:x2="11.435cm" svg:y2="16.394cm">
              <text:p/>
            </draw:line>
            <draw:line draw:style-name="gr16" draw:text-style-name="P6" draw:layer="layout" svg:x1="11.935cm" svg:y1="13.394cm" svg:x2="11.935cm" svg:y2="16.394cm">
              <text:p/>
            </draw:line>
            <draw:line draw:style-name="gr17" draw:text-style-name="P6" draw:layer="layout" svg:x1="12.435cm" svg:y1="13.394cm" svg:x2="12.435cm" svg:y2="16.394cm">
              <text:p/>
            </draw:line>
            <draw:line draw:style-name="gr18" draw:text-style-name="P6" draw:layer="layout" svg:x1="12.935cm" svg:y1="13.394cm" svg:x2="12.935cm" svg:y2="16.394cm">
              <text:p/>
            </draw:line>
            <draw:line draw:style-name="gr19" draw:text-style-name="P6" draw:layer="layout" svg:x1="13.435cm" svg:y1="13.394cm" svg:x2="13.435cm" svg:y2="16.394cm">
              <text:p/>
            </draw:line>
            <draw:line draw:style-name="gr20" draw:text-style-name="P6" draw:layer="layout" svg:x1="13.935cm" svg:y1="13.394cm" svg:x2="13.935cm" svg:y2="16.394cm">
              <text:p/>
            </draw:line>
            <draw:line draw:style-name="gr21" draw:text-style-name="P6" draw:layer="layout" svg:x1="14.435cm" svg:y1="13.394cm" svg:x2="14.435cm" svg:y2="16.394cm">
              <text:p/>
            </draw:line>
            <draw:line draw:style-name="gr22" draw:text-style-name="P6" draw:layer="layout" svg:x1="6.935cm" svg:y1="13.394cm" svg:x2="14.436cm" svg:y2="13.394cm">
              <text:p/>
            </draw:line>
            <draw:line draw:style-name="gr23" draw:text-style-name="P6" draw:layer="layout" svg:x1="6.935cm" svg:y1="13.894cm" svg:x2="14.436cm" svg:y2="13.894cm">
              <text:p/>
            </draw:line>
            <draw:line draw:style-name="gr24" draw:text-style-name="P6" draw:layer="layout" svg:x1="6.935cm" svg:y1="14.394cm" svg:x2="14.436cm" svg:y2="14.394cm">
              <text:p/>
            </draw:line>
            <draw:line draw:style-name="gr25" draw:text-style-name="P6" draw:layer="layout" svg:x1="6.935cm" svg:y1="14.894cm" svg:x2="14.436cm" svg:y2="14.894cm">
              <text:p/>
            </draw:line>
            <draw:line draw:style-name="gr26" draw:text-style-name="P6" draw:layer="layout" svg:x1="6.935cm" svg:y1="15.394cm" svg:x2="14.436cm" svg:y2="15.394cm">
              <text:p/>
            </draw:line>
            <draw:line draw:style-name="gr27" draw:text-style-name="P6" draw:layer="layout" svg:x1="6.935cm" svg:y1="15.892cm" svg:x2="14.436cm" svg:y2="15.892cm">
              <text:p/>
            </draw:line>
            <draw:line draw:style-name="gr28" draw:text-style-name="P6" draw:layer="layout" svg:x1="6.935cm" svg:y1="16.393cm" svg:x2="14.436cm" svg:y2="16.393cm">
              <text:p/>
            </draw:line>
          </draw:g>
          <draw:frame draw:style-name="gr29" draw:text-style-name="P8" draw:layer="layout" svg:width="2.343cm" svg:height="0.63cm" svg:x="7.805cm" svg:y="15.894cm">
            <draw:text-box>
              <text:p text:style-name="P7"><text:span text:style-name="T1">Unité d'aire</text:span></text:p>
            </draw:text-box>
          </draw:frame>
          <draw:frame draw:style-name="gr30" draw:text-style-name="P9" draw:layer="layout" svg:width="0.726cm" svg:height="0.63cm" svg:x="7.29cm" svg:y="13.394cm">
            <draw:text-box>
              <text:p text:style-name="P7"><text:span text:style-name="T2">1</text:span></text:p>
            </draw:text-box>
          </draw:frame>
          <draw:frame draw:style-name="gr31" draw:text-style-name="P10" draw:layer="layout" svg:width="0.726cm" svg:height="0.63cm" svg:x="8.84cm" svg:y="14.853cm">
            <draw:text-box>
              <text:p text:style-name="P7"><text:span text:style-name="T3">2</text:span></text:p>
            </draw:text-box>
          </draw:frame>
          <draw:frame draw:style-name="gr32" draw:text-style-name="P10" draw:layer="layout" svg:width="0.726cm" svg:height="0.63cm" svg:x="10.339cm" svg:y="13.855cm">
            <draw:text-box>
              <text:p text:style-name="P7"><text:span text:style-name="T3">3</text:span></text:p>
            </draw:text-box>
          </draw:frame>
          <draw:frame draw:style-name="gr33" draw:text-style-name="P10" draw:layer="layout" svg:width="0.726cm" svg:height="0.63cm" svg:x="12.837cm" svg:y="13.855cm">
            <draw:text-box>
              <text:p text:style-name="P7"><text:span text:style-name="T3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6391" draw:display-name="Dashed (var) 6391" draw:style="rect" draw:dots1="1" draw:dots1-length="0.006cm" draw:dots2="1" draw:dots2-length="0.006cm" draw:distance="0.006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6cm" draw:dots2="1" draw:dots2-length="0.006cm" draw:distance="0.006cm"/>
    <draw:stroke-dash draw:name="Dashed_20__28_var_29__20_6399" draw:display-name="Dashed (var) 6399" draw:style="rect" draw:dots1="1" draw:dots1-length="0.006cm" draw:dots2="1" draw:dots2-length="0.006cm" draw:distance="0.006cm"/>
    <draw:stroke-dash draw:name="Dashed_20__28_var_29__20_6400" draw:display-name="Dashed (var) 6400" draw:style="rect" draw:dots1="1" draw:dots1-length="0.006cm" draw:dots2="1" draw:dots2-length="0.006cm" draw:distance="0.006cm"/>
    <draw:stroke-dash draw:name="Dashed_20__28_var_29__20_6401" draw:display-name="Dashed (var) 6401" draw:style="rect" draw:dots1="1" draw:dots1-length="0.006cm" draw:dots2="1" draw:dots2-length="0.006cm" draw:distance="0.006cm"/>
    <draw:stroke-dash draw:name="Dashed_20__28_var_29__20_6402" draw:display-name="Dashed (var) 6402" draw:style="rect" draw:dots1="1" draw:dots1-length="0.006cm" draw:dots2="1" draw:dots2-length="0.006cm" draw:distance="0.006cm"/>
    <draw:stroke-dash draw:name="Dashed_20__28_var_29__20_6403" draw:display-name="Dashed (var) 6403" draw:style="rect" draw:dots1="1" draw:dots1-length="0.006cm" draw:dots2="1" draw:dots2-length="0.006cm" draw:distance="0.006cm"/>
    <draw:stroke-dash draw:name="Dashed_20__28_var_29__20_6404" draw:display-name="Dashed (var) 6404" draw:style="rect" draw:dots1="1" draw:dots1-length="0.006cm" draw:dots2="1" draw:dots2-length="0.006cm" draw:distance="0.006cm"/>
    <draw:stroke-dash draw:name="Dashed_20__28_var_29__20_6405" draw:display-name="Dashed (var) 6405" draw:style="rect" draw:dots1="1" draw:dots1-length="0.006cm" draw:dots2="1" draw:dots2-length="0.006cm" draw:distance="0.006cm"/>
    <draw:stroke-dash draw:name="Dashed_20__28_var_29__20_6406" draw:display-name="Dashed (var) 6406" draw:style="rect" draw:dots1="1" draw:dots1-length="0.006cm" draw:dots2="1" draw:dots2-length="0.006cm" draw:distance="0.006cm"/>
    <draw:stroke-dash draw:name="Dashed_20__28_var_29__20_6407" draw:display-name="Dashed (var) 6407" draw:style="rect" draw:dots1="1" draw:dots1-length="0.006cm" draw:dots2="1" draw:dots2-length="0.006cm" draw:distance="0.006cm"/>
    <draw:stroke-dash draw:name="Dashed_20__28_var_29__20_6408" draw:display-name="Dashed (var) 6408" draw:style="rect" draw:dots1="1" draw:dots1-length="0.006cm" draw:dots2="1" draw:dots2-length="0.006cm" draw:distance="0.006cm"/>
    <draw:stroke-dash draw:name="Dashed_20__28_var_29__20_6409" draw:display-name="Dashed (var) 6409" draw:style="rect" draw:dots1="1" draw:dots1-length="0.006cm" draw:dots2="1" draw:dots2-length="0.006cm" draw:distance="0.006cm"/>
    <draw:stroke-dash draw:name="Dashed_20__28_var_29__20_6410" draw:display-name="Dashed (var) 6410" draw:style="rect" draw:dots1="1" draw:dots1-length="0.006cm" draw:dots2="1" draw:dots2-length="0.006cm" draw:distance="0.006cm"/>
    <draw:stroke-dash draw:name="Dashed_20__28_var_29__20_6411" draw:display-name="Dashed (var) 6411" draw:style="rect" draw:dots1="1" draw:dots1-length="0.006cm" draw:dots2="1" draw:dots2-length="0.006cm" draw:distance="0.006cm"/>
    <draw:stroke-dash draw:name="Dashed_20__28_var_29__20_6412" draw:display-name="Dashed (var) 6412" draw:style="rect" draw:dots1="1" draw:dots1-length="0.006cm" draw:dots2="1" draw:dots2-length="0.006cm" draw:distance="0.006cm"/>
    <draw:stroke-dash draw:name="Dashed_20__28_var_29__20_6413" draw:display-name="Dashed (var) 6413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25:57.982849548</meta:creation-date>
    <dc:date>2018-03-22T11:26:34.824826973</dc:date>
    <meta:editing-duration>PT37S</meta:editing-duration>
    <meta:editing-cycles>1</meta:editing-cycles>
    <meta:document-statistic meta:object-count="35"/>
    <meta:generator>LibreOffice/6.0.0.3$MacOSX_X86_64 LibreOffice_project/64a0f66915f38c6217de274f0aa8e15618924765</meta:generator>
  </office:meta>
</office:document-meta>
</file>